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ableColumn6" style:family="table-column">
      <style:table-column-properties style:column-width="2.052in" style:use-optimal-column-width="false"/>
    </style:style>
    <style:style style:name="TableColumn7" style:family="table-column">
      <style:table-column-properties style:column-width="4.875in" style:use-optimal-column-width="false"/>
    </style:style>
    <style:style style:name="Table5" style:family="table">
      <style:table-properties style:width="6.927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595959" style:writing-mode="lr-tb" fo:padding-top="0.0381in" fo:padding-left="0.0381in" fo:padding-bottom="0.0381in" fo:padding-right="0.0381in"/>
    </style:style>
    <style:style style:name="T10" style:parent-style-name="DefaultParagraphFont" style:family="text">
      <style:text-properties fo:font-weight="bold" style:font-weight-asian="bold" style:font-weight-complex="bold" fo:color="#FFFFFF"/>
    </style:style>
    <style:style style:name="TableCell11" style:family="table-cell">
      <style:table-cell-properties fo:border="0.0069in solid #000000" fo:background-color="#595959" style:writing-mode="lr-tb" fo:padding-top="0.0381in" fo:padding-left="0.0381in" fo:padding-bottom="0.0381in" fo:padding-right="0.0381in"/>
    </style:style>
    <style:style style:name="P12" style:parent-style-name="TableContents" style:family="paragraph">
      <style:text-properties fo:color="#FFFFFF"/>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15" style:parent-style-name="DefaultParagraphFont" style:family="text">
      <style:text-properties fo:color="#000000"/>
    </style:style>
    <style:style style:name="TableCell16" style:family="table-cell">
      <style:table-cell-properties fo:border="0.0069in solid #000000" style:writing-mode="lr-tb" fo:padding-top="0.0381in" fo:padding-left="0.0381in" fo:padding-bottom="0.0381in" fo:padding-right="0.0381in"/>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TableRow19" style:family="table-row">
      <style:table-row-properties style:use-optimal-row-height="false"/>
    </style:style>
    <style:style style:name="TableCell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1" style:parent-style-name="DefaultParagraphFont" style:family="text">
      <style:text-properties fo:color="#000000"/>
    </style:style>
    <style:style style:name="T22" style:parent-style-name="DefaultParagraphFont" style:family="text">
      <style:text-properties fo:color="#000000" style:text-position="super 66.6%"/>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ableCell25" style:family="table-cell">
      <style:table-cell-properties fo:border="0.0069in solid #000000" style:writing-mode="lr-tb" fo:padding-top="0.0381in" fo:padding-left="0.0381in" fo:padding-bottom="0.0381in" fo:padding-right="0.0381in"/>
    </style:style>
    <style:style style:name="P26" style:parent-style-name="TableContents" style:family="paragraph">
      <style:text-properties fo:color="#000000"/>
    </style:style>
    <style:style style:name="P27" style:parent-style-name="TableContents" style:family="paragraph">
      <style:text-properties fo:color="#000000"/>
    </style:style>
    <style:style style:name="P28" style:parent-style-name="TableContents" style:family="paragraph">
      <style:text-properties fo:color="#000000"/>
    </style:style>
    <style:style style:name="P29" style:parent-style-name="TableContents" style:family="paragraph">
      <style:text-properties fo:color="#000000"/>
    </style:style>
    <style:style style:name="P30" style:parent-style-name="TableContents" style:family="paragraph">
      <style:text-properties fo:color="#000000"/>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3" style:parent-style-name="TableContents" style:family="paragraph">
      <style:text-properties fo:color="#000000"/>
    </style:style>
    <style:style style:name="TableCell34" style:family="table-cell">
      <style:table-cell-properties fo:border="0.0069in solid #000000" style:writing-mode="lr-tb" fo:padding-top="0.0381in" fo:padding-left="0.0381in" fo:padding-bottom="0.0381in" fo:padding-right="0.0381in"/>
    </style:style>
    <style:style style:name="P35" style:parent-style-name="TableContents" style:family="paragraph">
      <style:text-properties fo:color="#000000"/>
    </style:style>
    <style:style style:name="P36" style:parent-style-name="TableContents" style:family="paragraph">
      <style:text-properties fo:color="#000000"/>
    </style:style>
    <style:style style:name="P37" style:parent-style-name="TableContents" style:family="paragraph">
      <style:text-properties fo:color="#000000"/>
    </style:style>
    <style:style style:name="T38" style:parent-style-name="DefaultParagraphFont" style:family="text">
      <style:text-properties fo:color="#000000"/>
    </style:style>
    <style:style style:name="T39" style:parent-style-name="DefaultParagraphFont" style:family="text">
      <style:text-properties fo:font-weight="bold" style:font-weight-asian="bold" style:font-weight-complex="bold" fo:color="#000000"/>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T42" style:parent-style-name="DefaultParagraphFont" style:family="text">
      <style:text-properties fo:font-weight="bold" style:font-weight-asian="bold" style:font-weight-complex="bold" fo:color="#000000"/>
    </style:style>
    <style:style style:name="T43" style:parent-style-name="DefaultParagraphFont" style:family="text">
      <style:text-properties fo:color="#000000"/>
    </style:style>
    <style:style style:name="T44" style:parent-style-name="DefaultParagraphFont" style:family="text">
      <style:text-properties fo:font-weight="bold" style:font-weight-asian="bold" style:font-weight-complex="bold" fo:color="#000000"/>
    </style:style>
    <style:style style:name="T45" style:parent-style-name="DefaultParagraphFont" style:family="text">
      <style:text-properties fo:color="#000000"/>
    </style:style>
    <style:style style:name="T46" style:parent-style-name="DefaultParagraphFont" style:family="text">
      <style:text-properties fo:font-weight="bold" style:font-weight-asian="bold" style:font-weight-complex="bold" fo:color="#000000"/>
    </style:style>
    <style:style style:name="T47" style:parent-style-name="DefaultParagraphFont" style:family="text">
      <style:text-properties fo:color="#000000"/>
    </style:style>
    <style:style style:name="T48" style:parent-style-name="DefaultParagraphFont" style:family="text">
      <style:text-properties fo:font-weight="bold" style:font-weight-asian="bold" style:font-weight-complex="bold" fo:color="#000000"/>
    </style:style>
    <style:style style:name="T49" style:parent-style-name="DefaultParagraphFont" style:family="text">
      <style:text-properties fo:color="#000000"/>
    </style:style>
    <style:style style:name="T50" style:parent-style-name="DefaultParagraphFont" style:family="text">
      <style:text-properties fo:font-weight="bold" style:font-weight-asian="bold" style:font-weight-complex="bold" fo:color="#000000"/>
    </style:style>
    <style:style style:name="T51" style:parent-style-name="DefaultParagraphFont" style:family="text">
      <style:text-properties fo:color="#000000"/>
    </style:style>
    <style:style style:name="T52" style:parent-style-name="DefaultParagraphFont" style:family="text">
      <style:text-properties fo:font-weight="bold" style:font-weight-asian="bold" style:font-weight-complex="bold" fo:color="#000000"/>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T55" style:parent-style-name="DefaultParagraphFont" style:family="text">
      <style:text-properties fo:color="#000000"/>
    </style:style>
    <style:style style:name="T56" style:parent-style-name="DefaultParagraphFont" style:family="text">
      <style:text-properties fo:font-weight="bold" style:font-weight-asian="bold" style:font-weight-complex="bold" fo:color="#000000"/>
    </style:style>
    <style:style style:name="T57" style:parent-style-name="DefaultParagraphFont" style:family="text">
      <style:text-properties fo:color="#000000"/>
    </style:style>
    <style:style style:name="P58" style:parent-style-name="TableContents" style:family="paragraph">
      <style:text-properties fo:color="#000000"/>
    </style:style>
    <style:style style:name="P59" style:parent-style-name="TableContents" style:family="paragraph">
      <style:text-properties fo:color="#000000" style:text-position="sub 66.6%"/>
    </style:style>
    <style:style style:name="TableRow60" style:family="table-row">
      <style:table-row-properties style:use-optimal-row-height="false"/>
    </style:style>
    <style:style style:name="TableCell61"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62" style:parent-style-name="TableContents" style:family="paragraph">
      <style:text-properties fo:font-weight="bold" style:font-weight-asian="bold" style:font-weight-complex="bold" fo:color="#FFFFFF"/>
    </style:style>
    <style:style style:name="TableCell63"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64" style:parent-style-name="TableContents" style:family="paragraph">
      <style:text-properties fo:font-weight="bold" style:font-weight-asian="bold" style:font-weight-complex="bold" fo:color="#FFFFFF"/>
    </style:style>
    <style:style style:name="TableRow65" style:family="table-row">
      <style:table-row-properties style:use-optimal-row-height="false"/>
    </style:style>
    <style:style style:name="TableCell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 style:parent-style-name="TableContents" style:family="paragraph">
      <style:text-properties fo:color="#000000"/>
    </style:style>
    <style:style style:name="TableCell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9" style:parent-style-name="TableContents" style:family="paragraph">
      <style:text-properties fo:color="#000000"/>
    </style:style>
    <style:style style:name="P70" style:parent-style-name="TableContents" style:family="paragraph">
      <style:text-properties fo:color="#000000"/>
    </style:style>
    <style:style style:name="P71" style:parent-style-name="TableContents" style:family="paragraph">
      <style:text-properties fo:color="#000000"/>
    </style:style>
    <style:style style:name="P72" style:parent-style-name="TableContents" style:family="paragraph">
      <style:text-properties fo:color="#000000"/>
    </style:style>
    <style:style style:name="P73" style:parent-style-name="TableContents" style:family="paragraph">
      <style:text-properties fo:color="#000000"/>
    </style:style>
    <style:style style:name="P74" style:parent-style-name="TableContents" style:family="paragraph">
      <style:text-properties fo:color="#000000"/>
    </style:style>
    <style:style style:name="TableRow75" style:family="table-row">
      <style:table-row-properties style:use-optimal-row-height="false"/>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 style:parent-style-name="TableContents" style:family="paragraph">
      <style:text-properties fo:color="#000000"/>
    </style:style>
    <style:style style:name="TableCell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9" style:parent-style-name="TableContents" style:family="paragraph">
      <style:text-properties fo:color="#000000"/>
    </style:style>
    <style:style style:name="P80" style:parent-style-name="TableContents" style:family="paragraph">
      <style:text-properties fo:color="#000000"/>
    </style:style>
    <style:style style:name="TableRow81" style:family="table-row">
      <style:table-row-properties style:use-optimal-row-height="false"/>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 style:parent-style-name="TableContents" style:family="paragraph">
      <style:text-properties fo:color="#000000"/>
    </style:style>
    <style:style style:name="TableCell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 style:parent-style-name="TableContents" style:family="paragraph">
      <style:text-properties fo:color="#000000"/>
    </style:style>
    <style:style style:name="P86" style:parent-style-name="TableContents" style:family="paragraph">
      <style:text-properties fo:color="#000000"/>
    </style:style>
    <style:style style:name="P87" style:parent-style-name="TableContents" style:family="paragraph">
      <style:text-properties fo:color="#000000"/>
    </style:style>
    <style:style style:name="P88" style:parent-style-name="TableContents" style:family="paragraph">
      <style:text-properties fo:color="#000000"/>
    </style:style>
    <style:style style:name="TableRow89" style:family="table-row">
      <style:table-row-properties style:use-optimal-row-height="false"/>
    </style:style>
    <style:style style:name="TableCell90"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T91" style:parent-style-name="DefaultParagraphFont" style:family="text">
      <style:text-properties fo:font-weight="bold" style:font-weight-asian="bold" style:font-weight-complex="bold" fo:color="#FFFFFF"/>
    </style:style>
    <style:style style:name="TableCell92"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93" style:parent-style-name="TableContents" style:family="paragraph">
      <style:text-properties fo:color="#000000"/>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6" style:parent-style-name="DefaultParagraphFont" style:family="text">
      <style:text-properties fo:color="#000000"/>
    </style:style>
    <style:style style:name="TableCell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8" style:parent-style-name="TableContents" style:family="paragraph">
      <style:text-properties fo:color="#000000"/>
    </style:style>
    <style:style style:name="TableRow99" style:family="table-row">
      <style:table-row-properties style:use-optimal-row-height="false"/>
    </style:style>
    <style:style style:name="TableCell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 style:parent-style-name="TableContents" style:family="paragraph">
      <style:text-properties fo:color="#000000"/>
    </style:style>
    <style:style style:name="TableCell1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3" style:parent-style-name="TableContents" style:family="paragraph">
      <style:text-properties fo:color="#000000"/>
    </style:style>
    <style:style style:name="P104" style:parent-style-name="TableContents" style:family="paragraph">
      <style:text-properties fo:color="#000000"/>
    </style:style>
    <style:style style:name="P105" style:parent-style-name="TableContents" style:family="paragraph">
      <style:text-properties fo:color="#000000"/>
    </style:style>
    <style:style style:name="P106" style:parent-style-name="TableContents" style:family="paragraph">
      <style:text-properties fo:color="#000000"/>
    </style:style>
    <style:style style:name="TableRow107" style:family="table-row">
      <style:table-row-properties style:use-optimal-row-height="false"/>
    </style:style>
    <style:style style:name="TableCell108"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09" style:parent-style-name="TableContents" style:family="paragraph">
      <style:text-properties fo:font-weight="bold" style:font-weight-asian="bold" style:font-weight-complex="bold" fo:color="#FFFFFF"/>
    </style:style>
    <style:style style:name="TableCell110"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111" style:parent-style-name="TableContents" style:family="paragraph">
      <style:text-properties fo:color="#000000"/>
    </style:style>
    <style:style style:name="TableRow112" style:family="table-row">
      <style:table-row-properties style:use-optimal-row-height="false"/>
    </style:style>
    <style:style style:name="TableCell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 style:parent-style-name="TableContents" style:family="paragraph">
      <style:text-properties fo:color="#000000"/>
    </style:style>
    <style:style style:name="TableCell1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6" style:parent-style-name="TableContents" style:family="paragraph">
      <style:text-properties fo:color="#000000"/>
    </style:style>
    <style:style style:name="TableRow117" style:family="table-row">
      <style:table-row-properties style:use-optimal-row-height="false"/>
    </style:style>
    <style:style style:name="TableCell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 style:parent-style-name="TableContents" style:family="paragraph">
      <style:text-properties fo:color="#000000"/>
    </style:style>
    <style:style style:name="TableCell1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1" style:parent-style-name="TableContents" style:family="paragraph">
      <style:text-properties fo:color="#000000"/>
    </style:style>
    <style:style style:name="P122" style:parent-style-name="TableContents" style:family="paragraph">
      <style:text-properties fo:color="#000000"/>
    </style:style>
    <style:style style:name="P123" style:parent-style-name="TableContents" style:family="paragraph">
      <style:text-properties fo:color="#000000"/>
    </style:style>
    <style:style style:name="TableRow124" style:family="table-row">
      <style:table-row-properties style:use-optimal-row-height="false"/>
    </style:style>
    <style:style style:name="TableCell125"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26" style:parent-style-name="TableContents" style:family="paragraph">
      <style:text-properties fo:font-weight="bold" style:font-weight-asian="bold" style:font-weight-complex="bold" fo:color="#FFFFFF"/>
    </style:style>
    <style:style style:name="TableCell1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28" style:parent-style-name="DefaultParagraphFont" style:family="text">
      <style:text-properties fo:color="#000000"/>
    </style:style>
    <style:style style:name="T129" style:parent-style-name="DefaultParagraphFont" style:family="text">
      <style:text-properties fo:color="#000000"/>
    </style:style>
    <style:style style:name="T130" style:parent-style-name="DefaultParagraphFont" style:family="text">
      <style:text-properties fo:color="#000000"/>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DefaultParagraphFont" style:family="text">
      <style:text-properties fo:color="#000000"/>
    </style:style>
    <style:style style:name="T134" style:parent-style-name="DefaultParagraphFont" style:family="text">
      <style:text-properties fo:color="#000000"/>
    </style:style>
    <style:style style:name="T135" style:parent-style-name="DefaultParagraphFont" style:family="text">
      <style:text-properties fo:color="#000000"/>
    </style:style>
    <style:style style:name="T136" style:parent-style-name="DefaultParagraphFont" style:family="text">
      <style:text-properties fo:color="#000000"/>
    </style:style>
    <style:style style:name="P137" style:parent-style-name="TableContents" style:family="paragraph">
      <style:text-properties fo:color="#000000"/>
    </style:style>
    <style:style style:name="P138" style:parent-style-name="TableContents" style:family="paragraph">
      <style:text-properties fo:color="#000000"/>
    </style:style>
    <style:style style:name="P139" style:parent-style-name="TableContents" style:family="paragraph">
      <style:text-properties fo:color="#000000"/>
    </style:style>
    <style:style style:name="P140" style:parent-style-name="TableContents" style:family="paragraph">
      <style:text-properties fo:color="#000000"/>
    </style:style>
    <style:style style:name="P141" style:parent-style-name="TableContents" style:family="paragraph">
      <style:text-properties fo:color="#000000"/>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office:automatic-styles>
  <office:body>
    <office:text text:use-soft-page-breaks="true">
      <text:p text:style-name="P1">SOFT8026 - Data-driven Microservices</text:p>
      <text:p text:style-name="P2">Assignment 2 Form</text:p>
      <text:p text:style-name="P3"/>
      <text:p text:style-name="P4">Instructions</text:p>
      <text:p text:style-name="Standard">Please complete the following form and include in the zip file you submit. Include screenshots / images in the appendices below the form.</text:p>
      <text:p text:style-name="Standard"/>
      <table:table table:style-name="Table5">
        <table:table-columns>
          <table:table-column table:style-name="TableColumn6"/>
          <table:table-column table:style-name="TableColumn7"/>
        </table:table-columns>
        <table:table-row table:style-name="TableRow8">
          <table:table-cell table:style-name="TableCell9">
            <text:p text:style-name="TableContents"><text:span text:style-name="T10">Move to Kubernetes</text:span></text:p>
          </table:table-cell>
          <table:table-cell table:style-name="TableCell11">
            <text:p text:style-name="P12"/>
          </table:table-cell>
        </table:table-row>
        <table:table-row table:style-name="TableRow13">
          <table:table-cell table:style-name="TableCell14">
            <text:p text:style-name="TableContents"><text:span text:style-name="T15">Describe the progress you made moving your app to Kubernetes</text:span></text:p>
          </table:table-cell>
          <table:table-cell table:style-name="TableCell16">
            <text:p text:style-name="TableContents"><text:span text:style-name="T17">The whole project has been moved to Kubernetes. The images are hosted on<text:s/></text:span><text:a xlink:href="https://hub.docker.com/u/matalt" office:target-frame-name="_top" xlink:show="replace"><text:span text:style-name="Hyperlink">dockerhub</text:span></text:a><text:span text:style-name="T18">.<text:s/></text:span></text:p>
          </table:table-cell>
        </table:table-row>
        <table:table-row table:style-name="TableRow19">
          <table:table-cell table:style-name="TableCell20">
            <text:p text:style-name="TableContents"><text:span text:style-name="T21">Describe what additional functionality you added, e.g. 2</text:span><text:span text:style-name="T22">nd</text:span><text:span text:style-name="T23"><text:s/>d</text:span><text:span text:style-name="T24">ata source</text:span></text:p>
          </table:table-cell>
          <table:table-cell table:style-name="TableCell25">
            <text:p text:style-name="P26">The reddit posts are served and analysed. Rather than adding extra functionality to the Tweet server and client, I decided to create separate microservices for the Reddit posts. This way, they are smaller, meaning that less resources are being wasted and allow for more flexibility.<text:s/></text:p>
            <text:p text:style-name="P27"/>
            <text:p text:style-name="P28">From that streamed data, there is once again an all-time total of word and vowels kept, with an average number of vowels per word. There is also a 3-minute sentiment, but this time rather than keeping track of positive and negative posts, we are keeping track of how many are over and under 18. We keep track of most words in a reddit post.</text:p>
            <text:p text:style-name="P29"/>
            <text:p text:style-name="P30">Due to the quickly growing size of the website, rather than listing all of the tweets and reddit posts that have been streamed in,<text:s/>only the most recent are displayed (within the last few seconds).<text:s/></text:p>
          </table:table-cell>
        </table:table-row>
        <table:table-row table:style-name="TableRow31">
          <table:table-cell table:style-name="TableCell32">
            <text:p text:style-name="P33">Describe your scaling and update strategy (as implemented in your Kubernetes deployments) – e.g. include why you chose to scale in the ratio among microservices that you did</text:p>
          </table:table-cell>
          <table:table-cell table:style-name="TableCell34">
            <text:p text:style-name="P35">The RollingUpdate strategy is used, with the maxUnavailable and maxSurge kept at 10%. This way, they will gradually be swapped out, and there won’t be any major drops in performance due to the lower maxUnavilable being set to a rather low number. We make sure that each<text:s/>container is ready for at least 10 seconds before proceeding any further. The only exception to this is the redis server, of which there is just 1 instance (due to data consistency issue that arose when having multiple pods and no master to sync data properly between them).</text:p>
            <text:p text:style-name="P36"/>
            <text:p text:style-name="P37">Each of the containers have “limits” and “requests” set on the resources. These limits were decided after running the cluster for a while and seeing what resources were required. This helped to get an understating on how many replicas<text:s/>I can run on my environment, and in what ratios, as the numbers were very predictable.<text:s/></text:p>
            <text:p text:style-name="TableContents"><text:span text:style-name="T38">There is only<text:s/></text:span><text:span text:style-name="T39">1 redis pod</text:span><text:span text:style-name="T40">, which has much higher specs compared to the other deployments, due to having to handle a bigger load, while trying to avoid that data inconsi</text:span><text:span text:style-name="T41">stency. There are<text:s/></text:span><text:span text:style-name="T42">2 replicas</text:span><text:span text:style-name="T43"><text:s/></text:span><text:span text:style-name="T44">of each</text:span><text:span text:style-name="T45"><text:s/>of the<text:s/></text:span><text:span text:style-name="T46">servers</text:span><text:span text:style-name="T47">, primarily for redundancy. There are<text:s/></text:span><text:span text:style-name="T48">4 replicas</text:span><text:span text:style-name="T49"><text:s/></text:span><text:span text:style-name="T50">of each</text:span><text:span text:style-name="T51"><text:s/>of the<text:s/></text:span><text:span text:style-name="T52">analysis clients</text:span><text:span text:style-name="T53">, as they are light weight (there could defiantly be twice or thrice as many clients, before the servers would feel any toll<text:s/></text:span><text:span text:style-name="T54">on them, but my machine would start to get sluggish when too many<text:s/></text:span><text:soft-page-break/><text:span text:style-name="T55">were used, with the IDE running simultaneously). There are<text:s/></text:span><text:span text:style-name="T56">2 website</text:span><text:span text:style-name="T57"><text:s/>replicas.</text:span></text:p>
            <text:p text:style-name="P58"><text:s/></text:p>
            <text:p text:style-name="P59"/>
          </table:table-cell>
        </table:table-row>
        <text:soft-page-break/>
        <table:table-row table:style-name="TableRow60">
          <table:table-cell table:style-name="TableCell61">
            <text:p text:style-name="P62">Testing</text:p>
          </table:table-cell>
          <table:table-cell table:style-name="TableCell63">
            <text:p text:style-name="P64"/>
          </table:table-cell>
        </table:table-row>
        <table:table-row table:style-name="TableRow65">
          <table:table-cell table:style-name="TableCell66">
            <text:p text:style-name="P67">Briefly describe the test you created and what type of test it is?</text:p>
          </table:table-cell>
          <table:table-cell table:style-name="TableCell68">
            <text:p text:style-name="P69">A non-functional test was<text:s/>carried out. The test focused primarily on the response time of the service, based on the number of users that are interacting with it.<text:s/></text:p>
            <text:p text:style-name="P70"/>
            <text:p text:style-name="P71">The test starts with 0 concurrent users and adds 5 more concurrent users at every level. There are 10 levels, and each<text:s/>level lasts 20 seconds.<text:s/></text:p>
            <text:p text:style-name="P72"/>
            <text:p text:style-name="P73">The result of this test is the response time of the website where there are 5, 10, 15, 20, etc users.</text:p>
            <text:p text:style-name="P74"/>
          </table:table-cell>
        </table:table-row>
        <table:table-row table:style-name="TableRow75">
          <table:table-cell table:style-name="TableCell76">
            <text:p text:style-name="P77">Why did you choose that test?</text:p>
          </table:table-cell>
          <table:table-cell table:style-name="TableCell78">
            <text:p text:style-name="P79">For a business, it is important that they can handle a desired number of users.<text:s/></text:p>
            <text:p text:style-name="P80">A test<text:s/>like this allows them to gain insight into how the system behaves under load at different stages, and prepare for future number of users. This test can of course be tweaked later in the future to do bigger increments, or more levels.</text:p>
          </table:table-cell>
        </table:table-row>
        <table:table-row table:style-name="TableRow81">
          <table:table-cell table:style-name="TableCell82">
            <text:p text:style-name="P83">How did or how would<text:s/>you automate the test?</text:p>
          </table:table-cell>
          <table:table-cell table:style-name="TableCell84">
            <text:p text:style-name="P85">I managed to schedule a cron job to do the tests at certain times.<text:s/></text:p>
            <text:p text:style-name="P86"/>
            <text:p text:style-name="P87">This test could also be deployed to a container that runs indefinitely and carries out the test. Alternatively, if using CI/CD, a hook from the code repository could be setup to an automation server, such as Jenkins, that deploys an instance that runs the test.<text:s/></text:p>
            <text:p text:style-name="P88">There is also a plugin for Jenkins, that can be setup to execute a simulation, generate a report and archives them. It is setup like any other job on Jenkins.</text:p>
          </table:table-cell>
        </table:table-row>
        <table:table-row table:style-name="TableRow89">
          <table:table-cell table:style-name="TableCell90">
            <text:p text:style-name="TableContents"><text:span text:style-name="T91">Monitoring</text:span></text:p>
          </table:table-cell>
          <table:table-cell table:style-name="TableCell92">
            <text:p text:style-name="P93"/>
          </table:table-cell>
        </table:table-row>
        <table:table-row table:style-name="TableRow94">
          <table:table-cell table:style-name="TableCell95">
            <text:p text:style-name="TableContents"><text:span text:style-name="T96">Briefly describe the monitor you created and what type of monitor it is?</text:span></text:p>
          </table:table-cell>
          <table:table-cell table:style-name="TableCell97">
            <text:p text:style-name="P98">The Kubernetes dashboard was the best form of monitoring that worked. It monitors the CPU and memory usage, of the pods, over a period of time. It also<text:s/>displays additional information such as the status of the pods, and how many restarts happened.<text:s/></text:p>
          </table:table-cell>
        </table:table-row>
        <table:table-row table:style-name="TableRow99">
          <table:table-cell table:style-name="TableCell100">
            <text:p text:style-name="P101">Why did you choose that monitor?</text:p>
          </table:table-cell>
          <table:table-cell table:style-name="TableCell102">
            <text:p text:style-name="P103">In order to know how the system is behaving, and what it is capable of, it’s important to have an insight. By looking into the performance over time of the pods and deployments, I was able to determine how many resources should be dedicated to each of them, and in what ratios they can be ran. It also helped me to determine that the server is capable of handling many more analysis clients than currently used (with the limitation being my machine).</text:p>
            <text:p text:style-name="P104">These insights give opportunities to businesses to scale in a way that reduces costs as much as possible. Without it, I would either be wasting<text:s/><text:soft-page-break/>valuable time, or dedicating 2 analysis clients for each server, where in reality, I should easily be able to run 6 or 8 clients for each server.</text:p>
            <text:p text:style-name="P105"/>
            <text:p text:style-name="P106">I got as far as setting up a Prometheus and Grafana for displaying of the data, but it was much more work, and it appeared to be more limited. For<text:s/>what it’s worth, I’ve attached screenshots of it, but ultimately, the Kubernetes dashboard provided more functionality and was easier to have up and running.</text:p>
          </table:table-cell>
        </table:table-row>
        <text:soft-page-break/>
        <table:table-row table:style-name="TableRow107">
          <table:table-cell table:style-name="TableCell108">
            <text:p text:style-name="P109">Serverless Function</text:p>
          </table:table-cell>
          <table:table-cell table:style-name="TableCell110">
            <text:p text:style-name="P111"/>
          </table:table-cell>
        </table:table-row>
        <table:table-row table:style-name="TableRow112">
          <table:table-cell table:style-name="TableCell113">
            <text:p text:style-name="P114">What serverless function and functionality did you implement?</text:p>
          </table:table-cell>
          <table:table-cell table:style-name="TableCell115">
            <text:p text:style-name="P116">The website provides data of the number words and vowels in a sentence. The serverless function is built to do the same. It returns the number of words and vowels from a given input.<text:s/></text:p>
          </table:table-cell>
        </table:table-row>
        <table:table-row table:style-name="TableRow117">
          <table:table-cell table:style-name="TableCell118">
            <text:p text:style-name="P119">Where in your application did you or would you slot in this<text:s/>functionality?</text:p>
          </table:table-cell>
          <table:table-cell table:style-name="TableCell120">
            <text:p text:style-name="P121">This functionality can go into the reddit and tweet analysis clients.<text:s/></text:p>
            <text:p text:style-name="P122"/>
            <text:p text:style-name="P123">I got as far as calling the function by using the IP address of the cluster. This function did not make its way into the clients, in case the IP address changes, and everything breaks.</text:p>
          </table:table-cell>
        </table:table-row>
        <table:table-row table:style-name="TableRow124">
          <table:table-cell table:style-name="TableCell125">
            <text:p text:style-name="P126">Any other comments?</text:p>
          </table:table-cell>
          <table:table-cell table:style-name="TableCell127">
            <text:p text:style-name="TableContents"><text:span text:style-name="T128">All of the images for the containers are available on<text:s/></text:span><text:a xlink:href="https://hub.docker.com/u/matalt" office:target-frame-name="_top" xlink:show="replace"><text:span text:style-name="Hyperlink">doc</text:span><text:bookmark-start text:name="_Hlt39684131"/><text:bookmark-start text:name="_Hlt39684132"/><text:span text:style-name="Hyperlink">k</text:span><text:bookmark-end text:name="_Hlt39684131"/><text:bookmark-end text:name="_Hlt39684132"/><text:span text:style-name="Hyperlink">erhub</text:span></text:a><text:span text:style-name="T129">. If you would like to use docker-compose locally for any reason, please but the two extracted datasets</text:span><text:span text:style-name="T130"><text:s/>(</text:span><text:span text:style-name="T131">training.1600000.processed.noemoticon.csv</text:span><text:span text:style-name="T132"><text:s/>and<text:s/></text:span><text:span text:style-name="T133">r_dataisbeautiful_posts.csv</text:span><text:span text:style-name="T134">)<text:s/></text:span><text:span text:style-name="T135"><text:s/>int</text:span><text:span text:style-name="T136">o the root of the project folder.</text:span></text:p>
            <text:p text:style-name="P137"/>
            <text:p text:style-name="P138">I have also written a script that sets up the deployments, services and serverless function. Then it sets up the monitoring and gives instructions on how to access it. This can be done by running “./setup.sh”. I recorded<text:s/>a video and fast-forwarded it, as the whole process can take a while. There’s also a “delete-deployments-services-and-functions.sh” script, which deletes the deployments, services and functions (it does not clean up the monitoring).</text:p>
            <text:p text:style-name="P139"/>
            <text:p text:style-name="P140">There is also a<text:s/>second video of the testing, which simultaneously shows the test running and how the resource usage increases for the monitored pods.</text:p>
            <text:p text:style-name="P141"/>
          </table:table-cell>
        </table:table-row>
      </table:table>
      <text:p text:style-name="Standard"/>
      <text:p text:style-name="Standard"/>
      <text:p text:style-name="Standard"/>
      <text:p text:style-name="P142">Appendix A – Screenshot(s) of your application running (e.g. Kubernetes log output, any web pages, etc.)</text:p>
      <text:p text:style-name="P143"><text:tab/><text:tab/></text:p>
      <text:p text:style-name="P144"/>
      <text:p text:style-name="P145">Appendix B – Screenshot(s) of your application being tested</text:p>
      <text:p text:style-name="P146"/>
      <text:p text:style-name="P147"/>
      <text:p text:style-name="P148">Appendix C – Screenshot(s) of your application being monitored</text:p>
      <text:p text:style-name="P149"/>
      <text:p text:style-name="P150"/>
      <text:soft-page-break/>
      <text:p text:style-name="P151">Appendix D – Screenshot(s) of your serverless function running</text:p>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arkin Cunningham</meta:initial-creator>
    <dc:creator>Mateusz</dc:creator>
    <meta:creation-date>2020-04-28T13:08:00Z</meta:creation-date>
    <dc:date>2020-05-06T18:04:00Z</dc:date>
    <meta:template xlink:href="Normal" xlink:type="simple"/>
    <meta:editing-cycles>49</meta:editing-cycles>
    <meta:editing-duration>PT18780S</meta:editing-duration>
    <meta:document-statistic meta:page-count="4" meta:paragraph-count="15" meta:word-count="1133" meta:character-count="7582" meta:row-count="53" meta:non-whitespace-character-count="6464"/>
  </office:meta>
</office:document-meta>
</file>